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5-05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5-02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4-12-0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4-05-3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4-03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3-11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3-07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3-05-1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3-03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2-10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2-07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2-04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2-01-3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1-10-1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1-06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1-04-06 0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1-02-09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14630588235" calcext:value-type="float">
            <text:p>91.581463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0113548387" calcext:value-type="float">
            <text:p>91.5800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0877419355" calcext:value-type="float">
            <text:p>91.55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15365" calcext:value-type="float">
            <text:p>91.541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26592" calcext:value-type="float">
            <text:p>91.53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5713548387" calcext:value-type="float">
            <text:p>91.488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8183225807" calcext:value-type="float">
            <text:p>91.485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2810322581" calcext:value-type="float">
            <text:p>91.4762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54655483871" calcext:value-type="float">
            <text:p>91.465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6911483871" calcext:value-type="float">
            <text:p>91.456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2308965517" calcext:value-type="float">
            <text:p>91.46123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69545" calcext:value-type="float">
            <text:p>91.456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6379354839" calcext:value-type="float">
            <text:p>91.443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04064" calcext:value-type="float">
            <text:p>91.44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33175" calcext:value-type="float">
            <text:p>91.4273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36856" calcext:value-type="float">
            <text:p>91.4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9636129032" calcext:value-type="float">
            <text:p>91.406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1138" calcext:value-type="float">
            <text:p>91.401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9008" calcext:value-type="float">
            <text:p>91.3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19318709678" calcext:value-type="float">
            <text:p>91.36193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25334193548" calcext:value-type="float">
            <text:p>91.332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85021935484" calcext:value-type="float">
            <text:p>91.32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74325" calcext:value-type="float">
            <text:p>91.2907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8539354839" calcext:value-type="float">
            <text:p>91.266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7832" calcext:value-type="float">
            <text:p>91.25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49825" calcext:value-type="float">
            <text:p>91.2354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74376" calcext:value-type="float">
            <text:p>91.2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24931612903" calcext:value-type="float">
            <text:p>91.182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65649032258" calcext:value-type="float">
            <text:p>91.166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47661935484" calcext:value-type="float">
            <text:p>91.154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6436129032" calcext:value-type="float">
            <text:p>91.1326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11109677419" calcext:value-type="float">
            <text:p>91.111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33378064516" calcext:value-type="float">
            <text:p>91.0333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0519" calcext:value-type="float">
            <text:p>91.020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25408" calcext:value-type="float">
            <text:p>91.0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2776774194" calcext:value-type="float">
            <text:p>91.019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0590967742" calcext:value-type="float">
            <text:p>90.9910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20539354839" calcext:value-type="float">
            <text:p>90.962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9145806452" calcext:value-type="float">
            <text:p>90.9409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47607741935" calcext:value-type="float">
            <text:p>90.9147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8624" calcext:value-type="float">
            <text:p>90.8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77405" calcext:value-type="float">
            <text:p>90.887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57785714286" calcext:value-type="float">
            <text:p>90.8657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23075" calcext:value-type="float">
            <text:p>90.85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8962580645" calcext:value-type="float">
            <text:p>90.8188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39408" calcext:value-type="float">
            <text:p>90.81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42172903226" calcext:value-type="float">
            <text:p>90.794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6412903226" calcext:value-type="float">
            <text:p>90.75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8144516129" calcext:value-type="float">
            <text:p>90.72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53625806452" calcext:value-type="float">
            <text:p>90.71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4366451613" calcext:value-type="float">
            <text:p>90.693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4627096774" calcext:value-type="float">
            <text:p>90.6684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11579354839" calcext:value-type="float">
            <text:p>90.651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57501935484" calcext:value-type="float">
            <text:p>90.645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84962758621" calcext:value-type="float">
            <text:p>90.62849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6115" calcext:value-type="float">
            <text:p>90.617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0134193548" calcext:value-type="float">
            <text:p>90.601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61968" calcext:value-type="float">
            <text:p>90.57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89024516129" calcext:value-type="float">
            <text:p>90.548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03310967742" calcext:value-type="float">
            <text:p>90.5003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5347096774" calcext:value-type="float">
            <text:p>90.4825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0430967742" calcext:value-type="float">
            <text:p>90.4820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25752258065" calcext:value-type="float">
            <text:p>90.4625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96371612903" calcext:value-type="float">
            <text:p>90.429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5552" calcext:value-type="float">
            <text:p>90.3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581" calcext:value-type="float">
            <text:p>90.373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3777142857" calcext:value-type="float">
            <text:p>90.4343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42178064516" calcext:value-type="float">
            <text:p>90.454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9969" calcext:value-type="float">
            <text:p>90.429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3492" calcext:value-type="float">
            <text:p>90.42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33156129032" calcext:value-type="float">
            <text:p>90.413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4856774194" calcext:value-type="float">
            <text:p>90.3974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20028387097" calcext:value-type="float">
            <text:p>90.332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33331612903" calcext:value-type="float">
            <text:p>90.2833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59536" calcext:value-type="float">
            <text:p>90.25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2516" calcext:value-type="float">
            <text:p>89.47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5110175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0" meta:object-count="0"/>
    <meta:user-defined meta:name="AppVersion">3.0</meta:user-defined>
  </office:meta>
</office:document-meta>
</file>